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dbf5a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0bd7a4" style:letter-kerning="true" style:font-size-asian="12pt"/>
    </style:style>
    <style:style style:name="P8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rsid="0006b06b" officeooo:paragraph-rsid="0006b06b" style:letter-kerning="tru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0bd7a4" style:letter-kerning="true" style:font-size-asian="12pt" style:font-weight-asian="bold" style:font-weight-complex="bold"/>
    </style:style>
    <style:style style:name="P10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1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0bd7a4" officeooo:paragraph-rsid="000bd7a4" style:letter-kerning="tru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bd7a4" officeooo:paragraph-rsid="000bd7a4" style:letter-kerning="true" style:font-style-asian="normal" style:font-style-complex="normal"/>
    </style:style>
    <style:style style:name="P17" style:family="paragraph" style:parent-style-name="Standard" style:list-style-name="L1">
      <style:paragraph-properties fo:margin-left="1.27cm" fo:margin-right="0cm" fo:margin-top="0cm" fo:margin-bottom="0.25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158"/>
    </style:style>
    <style:style style:name="T3" style:family="text">
      <style:text-properties officeooo:rsid="000bd7a4"/>
    </style:style>
    <style:style style:name="T4" style:family="text">
      <style:text-properties officeooo:rsid="000cd34b"/>
    </style:style>
    <style:style style:name="T5" style:family="text">
      <style:text-properties officeooo:rsid="000f243b"/>
    </style:style>
    <style:style style:name="T6" style:family="text">
      <style:text-properties officeooo:rsid="0013e2d2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8" svg:x1="0cm" svg:y1="14.85cm" svg:x2="0.701cm" svg:y2="14.85cm">
        <text:p/>
      </draw:line>
      <text:p text:style-name="P8">INSS – APS Belo Horizonte <text:span text:style-name="T4">Sul</text:span></text:p>
      <text:p text:style-name="P10">Belo Horizonte, <text:date style:data-style-name="N76" text:date-value="2017-05-27T19:58:30.997000266">27 de maio de 2017</text:date>.</text:p>
      <text:p text:style-name="P13">A Sua Senhoria o(a) Senhor(a)</text:p>
      <text:p text:style-name="P14">Luiz Antonio Carvalho Gontijo Bahia</text:p>
      <text:p text:style-name="P13">NIT: <text:span text:style-name="T3">1.122.695.706-9</text:span></text:p>
      <text:p text:style-name="P11"><text:user-field-get text:name="Assunto">Assunto: </text:user-field-get><text:span text:style-name="T1"><text:text-input text:description="Assunto">Resultado da Revisão de Benefício</text:text-input></text:span></text:p>
      <text:p text:style-name="P12">Ben: B<text:span text:style-name="T2">92/115.535.446-7</text:span></text:p>
      <text:list xml:id="list2614620894" text:style-name="L1">
        <text:list-header>
          <text:p text:style-name="P17">Prezado(a) Senhor(a),</text:p>
        </text:list-header>
      </text:list>
      <text:p text:style-name="P16">Em atenção a sua solicitação de revisão de benefício apresentad<text:span text:style-name="T6">a</text:span> no dia 21/12/2015 informamos que não foi reconhecido o direito à revisão considerando a decadência do direito a revisão do ato de concessão do benefício ocorrido em 30/01/2000.</text:p>
      <text:p text:style-name="P16">De acordo com o art. 103 da Lei 8.213 de 24 de Julho de 1991 e alterações é de dez anos o prazo de decadência de todo e qualquer direito ou ação do segurado para revisão do ato de concessão do benefício.</text:p>
      <text:p text:style-name="P16">Desta decisão poderá ser interposto <text:tab/>recurso à Junta de Recursos da Previdência Social, dentro do prazo de 30 (trinta) dias, contados da data do recebimento da presente comunicação.</text:p>
      <text:p text:style-name="P16">O recurso deverá ser protocolado na Agência da Previdência Social – Belo Horizonte <text:span text:style-name="T5">Sul</text:span>, situada na R. <text:span text:style-name="T5">Guaiacurus</text:span>, <text:span text:style-name="T5">312</text:span>, 2º andar – B. <text:span text:style-name="T5">Centro </text:span>– Belo Horizonte/MG, no horário de 07:00 as 17:00, pessoalmente ou via representante legal, no <text:span text:style-name="T1">setor de revisão e recurso, mediante agendamento prévio</text:span>.</text:p>
      <text:p text:style-name="P15">Atenciosamente,</text:p>
      <text:p text:style-name="P9"><text:author-name text:fixed="false">Douglas Rodrigues de Almeida</text:author-name></text:p>
      <text:p text:style-name="P7">Técnico do Seguro Social</text:p>
      <text:p text:style-name="P6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dbf5a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1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INSTITUTO NACIONAL DO SEGURO SOCIAL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Calafate - Rua Padre Eustáquio, 1831, 1º andar, Padre Eustáquio - CEP: 30720-100"/><text:label text:value="APS Belo Horizonte Floresta - Rua Pitangui, 2052, Sagrada Família- CEP:31.110-732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51, Centro - CEP: 30120-070"/><text:label text:current-selected="true" text:value="APS Belo Horizonte Sul - Rua Guaicurus, 312, 2º andar Centro - CEP: 30111-060"/><text:label text:value="APS Belo Horizonte Venda Nova - R. Padre Pedro Pinto, 422, lj 1 e 2, Venda Nova - CEP: 31.610-000"/><text:label text:value="APS ADJ Belo Horizonte - Av. Amazonas, 266, 9º andar, Centro - CEP: 30.180-001"/><text:label text:value="APS ADJ Contagem - Av. Cardeal Eugênio Pacelli, 1819, Cidade Industrial - CEP: 32.210-000"/><text:label text:value="APS AI Belo Horizonte - Av. Amazonas, 266, 9º andar, Centro - CEP: 30.180-001"/><text:label text:value="APS Contagem - R. Bernardo Monteiro, 400, Centro - CEP: 32.017-170"/>APS Belo Horizonte Sul - Rua Guaicurus, 312, 2º andar Centro - CEP: 30111-06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6-08-17T15:36:21</meta:creation-date>
    <dc:date>2017-05-27T19:58:30.443000000</dc:date>
    <meta:print-date>2015-02-10T11:18:47.571000000</meta:print-date>
    <dc:language>pt-BR</dc:language>
    <meta:editing-cycles>191</meta:editing-cycles>
    <meta:editing-duration>PT12H2M38S</meta:editing-duration>
    <dc:title>Resultado da revisão de benefício</dc:title>
    <dc:description>Integrante do Modelos de Documentos 2017.</dc:description>
    <meta:printed-by>Douglas Rodrigues de Almeida</meta:printed-by>
    <dc:creator>Douglas Rodrigues de Almeida</dc:creator>
    <meta:document-statistic meta:table-count="0" meta:image-count="3" meta:object-count="0" meta:page-count="1" meta:paragraph-count="19" meta:word-count="225" meta:character-count="1389" meta:non-whitespace-character-count="1180"/>
    <meta:user-defined meta:name="Versão">3.1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